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8pt" fo:font-weight="bold" officeooo:rsid="00063e7b" officeooo:paragraph-rsid="00063e7b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font-weight="bold" officeooo:rsid="00063e7b" officeooo:paragraph-rsid="00063e7b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fo:font-weight="bold" officeooo:rsid="00081edb" officeooo:paragraph-rsid="00081edb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2pt" fo:font-weight="normal" officeooo:rsid="00063e7b" officeooo:paragraph-rsid="00063e7b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fo:font-weight="normal" officeooo:rsid="00081edb" officeooo:paragraph-rsid="00081edb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font-weight="normal" officeooo:rsid="00081edb" officeooo:paragraph-rsid="000d177b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fo:font-weight="normal" officeooo:rsid="00081edb" officeooo:paragraph-rsid="0013b740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font-weight="normal" officeooo:rsid="00081edb" officeooo:paragraph-rsid="00118a29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font-weight="normal" officeooo:rsid="000a468c" officeooo:paragraph-rsid="000a468c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fo:font-weight="normal" officeooo:rsid="000a468c" officeooo:paragraph-rsid="000d177b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fo:font-weight="normal" officeooo:rsid="000a468c" officeooo:paragraph-rsid="0013b740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fo:font-weight="normal" officeooo:rsid="000a468c" officeooo:paragraph-rsid="000f7efc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2pt" fo:font-weight="normal" officeooo:rsid="000a468c" officeooo:paragraph-rsid="002c5575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2pt" fo:font-weight="normal" officeooo:rsid="000c33e3" officeooo:paragraph-rsid="000c33e3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fo:font-weight="normal" officeooo:rsid="000c33e3" officeooo:paragraph-rsid="0013b740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2pt" fo:font-weight="normal" officeooo:rsid="000d177b" officeooo:paragraph-rsid="000d177b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2pt" fo:font-weight="normal" officeooo:rsid="000f7efc" officeooo:paragraph-rsid="000f7efc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2pt" fo:font-weight="normal" officeooo:rsid="0013b740" officeooo:paragraph-rsid="0013b740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2pt" fo:font-weight="normal" officeooo:rsid="0020c679" officeooo:paragraph-rsid="0020c679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2pt" fo:font-weight="normal" officeooo:rsid="0025d7ce" officeooo:paragraph-rsid="0025d7ce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2pt" fo:font-weight="normal" officeooo:rsid="0028734c" officeooo:paragraph-rsid="0028734c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2pt" fo:font-weight="normal" officeooo:rsid="00210834" officeooo:paragraph-rsid="00210834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2pt" fo:font-weight="normal" officeooo:rsid="00221aca" officeooo:paragraph-rsid="00221aca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2pt" fo:font-weight="normal" officeooo:rsid="002a847a" officeooo:paragraph-rsid="002a847a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2pt" fo:font-weight="normal" officeooo:rsid="002c07a9" officeooo:paragraph-rsid="002c07a9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2pt" fo:font-weight="normal" officeooo:rsid="002c5575" officeooo:paragraph-rsid="002c5575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2pt" fo:font-weight="normal" officeooo:rsid="0031de5c" officeooo:paragraph-rsid="0031de5c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ize="12pt" fo:font-weight="normal" officeooo:rsid="00179adc" officeooo:paragraph-rsid="002b61e6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ize="14pt" fo:font-weight="bold" officeooo:rsid="00063e7b" officeooo:paragraph-rsid="00063e7b" style:font-size-asian="14pt" style:font-weight-asian="bold" style:font-size-complex="14pt" style:font-weight-complex="bold"/>
    </style:style>
    <style:style style:name="P30" style:family="paragraph" style:parent-style-name="Standard">
      <style:paragraph-properties fo:text-align="justify" style:justify-single-word="false"/>
      <style:text-properties fo:font-size="14pt" fo:font-weight="bold" officeooo:rsid="00081edb" officeooo:paragraph-rsid="00081edb" style:font-size-asian="14pt" style:font-weight-asian="bold" style:font-size-complex="14pt" style:font-weight-complex="bold"/>
    </style:style>
    <style:style style:name="P31" style:family="paragraph" style:parent-style-name="Standard">
      <style:paragraph-properties fo:text-align="justify" style:justify-single-word="false"/>
      <style:text-properties fo:font-size="14pt" fo:font-weight="bold" officeooo:rsid="000d177b" officeooo:paragraph-rsid="00063e7b" style:font-size-asian="14pt" style:font-weight-asian="bold" style:font-size-complex="14pt" style:font-weight-complex="bold"/>
    </style:style>
    <style:style style:name="P32" style:family="paragraph" style:parent-style-name="Standard">
      <style:paragraph-properties fo:text-align="justify" style:justify-single-word="false"/>
      <style:text-properties fo:font-size="14pt" fo:font-weight="bold" officeooo:rsid="000f7efc" officeooo:paragraph-rsid="000f7efc" style:font-size-asian="12.25pt" style:font-weight-asian="bold" style:font-size-complex="14pt" style:font-weight-complex="bold"/>
    </style:style>
    <style:style style:name="P33" style:family="paragraph" style:parent-style-name="Standard">
      <style:paragraph-properties fo:text-align="justify" style:justify-single-word="false"/>
      <style:text-properties officeooo:paragraph-rsid="000a468c"/>
    </style:style>
    <style:style style:name="P34" style:family="paragraph" style:parent-style-name="Standard">
      <style:paragraph-properties fo:text-align="justify" style:justify-single-word="false"/>
      <style:text-properties officeooo:paragraph-rsid="000c33e3"/>
    </style:style>
    <style:style style:name="P35" style:family="paragraph" style:parent-style-name="Standard">
      <style:paragraph-properties fo:text-align="justify" style:justify-single-word="false"/>
      <style:text-properties officeooo:paragraph-rsid="000d177b"/>
    </style:style>
    <style:style style:name="P36" style:family="paragraph" style:parent-style-name="Standard">
      <style:paragraph-properties fo:text-align="justify" style:justify-single-word="false"/>
      <style:text-properties officeooo:paragraph-rsid="000f7efc"/>
    </style:style>
    <style:style style:name="P37" style:family="paragraph" style:parent-style-name="Standard">
      <style:paragraph-properties fo:text-align="justify" style:justify-single-word="false"/>
      <style:text-properties officeooo:paragraph-rsid="0020c679"/>
    </style:style>
    <style:style style:name="P38" style:family="paragraph" style:parent-style-name="Standard">
      <style:paragraph-properties fo:text-align="justify" style:justify-single-word="false"/>
      <style:text-properties officeooo:paragraph-rsid="0013b740"/>
    </style:style>
    <style:style style:name="P39" style:family="paragraph" style:parent-style-name="Standard">
      <style:paragraph-properties fo:text-align="justify" style:justify-single-word="false"/>
      <style:text-properties officeooo:paragraph-rsid="002e2074"/>
    </style:style>
    <style:style style:name="P40" style:family="paragraph" style:parent-style-name="Standard">
      <style:paragraph-properties fo:text-align="justify" style:justify-single-word="false"/>
      <style:text-properties officeooo:paragraph-rsid="002b61e6"/>
    </style:style>
    <style:style style:name="P41" style:family="paragraph" style:parent-style-name="Standard">
      <style:paragraph-properties fo:text-align="justify" style:justify-single-word="false"/>
      <style:text-properties fo:font-size="16pt" fo:font-weight="bold" officeooo:rsid="00063e7b" officeooo:paragraph-rsid="00063e7b" style:font-size-asian="16pt" style:font-weight-asian="bold" style:font-size-complex="16pt" style:font-weight-complex="bold"/>
    </style:style>
    <style:style style:name="P42" style:family="paragraph" style:parent-style-name="Standard">
      <style:paragraph-properties fo:text-align="justify" style:justify-single-word="false"/>
      <style:text-properties officeooo:rsid="00257c8b" officeooo:paragraph-rsid="00257c8b"/>
    </style:style>
    <style:style style:name="P43" style:family="paragraph" style:parent-style-name="Standard">
      <style:paragraph-properties fo:text-align="justify" style:justify-single-word="false"/>
      <style:text-properties officeooo:rsid="0028734c" officeooo:paragraph-rsid="0028734c"/>
    </style:style>
    <style:style style:name="P44" style:family="paragraph" style:parent-style-name="Standard">
      <style:paragraph-properties fo:text-align="justify" style:justify-single-word="false"/>
      <style:text-properties officeooo:rsid="002a0818" officeooo:paragraph-rsid="002a0818"/>
    </style:style>
    <style:style style:name="P45" style:family="paragraph" style:parent-style-name="Standard" style:list-style-name="L1">
      <style:paragraph-properties fo:text-align="justify" style:justify-single-word="false"/>
      <style:text-properties fo:font-size="12pt" fo:font-weight="normal" officeooo:rsid="000e2146" officeooo:paragraph-rsid="000e2146" style:font-size-asian="10.5pt" style:font-weight-asian="normal" style:font-size-complex="12pt" style:font-weight-complex="normal"/>
    </style:style>
    <style:style style:name="P46" style:family="paragraph" style:parent-style-name="Standard" style:list-style-name="L1">
      <style:paragraph-properties fo:text-align="justify" style:justify-single-word="false"/>
      <style:text-properties fo:font-size="12pt" fo:font-weight="normal" officeooo:rsid="00081edb" officeooo:paragraph-rsid="00081edb" style:font-size-asian="10.5pt" style:font-weight-asian="normal" style:font-size-complex="12pt" style:font-weight-complex="normal"/>
    </style:style>
    <style:style style:name="P47" style:family="paragraph" style:parent-style-name="Standard" style:list-style-name="L1">
      <style:paragraph-properties fo:text-align="justify" style:justify-single-word="false"/>
      <style:text-properties fo:font-size="12pt" fo:font-weight="normal" officeooo:rsid="00081edb" officeooo:paragraph-rsid="000c33e3" style:font-size-asian="10.5pt" style:font-weight-asian="normal" style:font-size-complex="12pt" style:font-weight-complex="normal"/>
    </style:style>
    <style:style style:name="P48" style:family="paragraph" style:parent-style-name="Standard" style:list-style-name="L7">
      <style:paragraph-properties fo:text-align="justify" style:justify-single-word="false"/>
      <style:text-properties fo:font-size="12pt" fo:font-weight="normal" officeooo:rsid="00081edb" officeooo:paragraph-rsid="000d177b" style:font-size-asian="10.5pt" style:font-weight-asian="normal" style:font-size-complex="12pt" style:font-weight-complex="normal"/>
    </style:style>
    <style:style style:name="P49" style:family="paragraph" style:parent-style-name="Standard" style:list-style-name="L13">
      <style:paragraph-properties fo:text-align="justify" style:justify-single-word="false"/>
      <style:text-properties fo:font-size="12pt" fo:font-weight="normal" officeooo:rsid="00081edb" officeooo:paragraph-rsid="00118a29" style:font-size-asian="10.5pt" style:font-weight-asian="normal" style:font-size-complex="12pt" style:font-weight-complex="normal"/>
    </style:style>
    <style:style style:name="P50" style:family="paragraph" style:parent-style-name="Standard" style:list-style-name="L1">
      <style:paragraph-properties fo:text-align="justify" style:justify-single-word="false"/>
      <style:text-properties fo:font-size="12pt" fo:font-weight="normal" officeooo:rsid="000c33e3" officeooo:paragraph-rsid="000c33e3" style:font-size-asian="10.5pt" style:font-weight-asian="normal" style:font-size-complex="12pt" style:font-weight-complex="normal"/>
    </style:style>
    <style:style style:name="P51" style:family="paragraph" style:parent-style-name="Standard" style:list-style-name="L5">
      <style:paragraph-properties fo:text-align="justify" style:justify-single-word="false"/>
      <style:text-properties fo:font-size="12pt" fo:font-weight="normal" officeooo:rsid="000c33e3" officeooo:paragraph-rsid="0020c679" style:font-size-asian="10.5pt" style:font-weight-asian="normal" style:font-size-complex="12pt" style:font-weight-complex="normal"/>
    </style:style>
    <style:style style:name="P52" style:family="paragraph" style:parent-style-name="Standard" style:list-style-name="L6">
      <style:paragraph-properties fo:text-align="justify" style:justify-single-word="false"/>
      <style:text-properties fo:font-size="12pt" fo:font-weight="normal" officeooo:rsid="000c33e3" officeooo:paragraph-rsid="000c33e3" style:font-size-asian="10.5pt" style:font-weight-asian="normal" style:font-size-complex="12pt" style:font-weight-complex="normal"/>
    </style:style>
    <style:style style:name="P53" style:family="paragraph" style:parent-style-name="Standard" style:list-style-name="L7">
      <style:paragraph-properties fo:text-align="justify" style:justify-single-word="false"/>
      <style:text-properties fo:font-size="12pt" fo:font-weight="normal" officeooo:rsid="000c33e3" officeooo:paragraph-rsid="000fa99e" style:font-size-asian="10.5pt" style:font-weight-asian="normal" style:font-size-complex="12pt" style:font-weight-complex="normal"/>
    </style:style>
    <style:style style:name="P54" style:family="paragraph" style:parent-style-name="Standard" style:list-style-name="L11">
      <style:paragraph-properties fo:text-align="justify" style:justify-single-word="false"/>
      <style:text-properties fo:font-size="12pt" fo:font-weight="normal" officeooo:rsid="000c33e3" officeooo:paragraph-rsid="000d177b" style:font-size-asian="10.5pt" style:font-weight-asian="normal" style:font-size-complex="12pt" style:font-weight-complex="normal"/>
    </style:style>
    <style:style style:name="P55" style:family="paragraph" style:parent-style-name="Standard" style:list-style-name="L12">
      <style:paragraph-properties fo:text-align="justify" style:justify-single-word="false"/>
      <style:text-properties fo:font-size="12pt" fo:font-weight="normal" officeooo:rsid="000c33e3" officeooo:paragraph-rsid="000d177b" style:font-size-asian="10.5pt" style:font-weight-asian="normal" style:font-size-complex="12pt" style:font-weight-complex="normal"/>
    </style:style>
    <style:style style:name="P56" style:family="paragraph" style:parent-style-name="Standard" style:list-style-name="L13">
      <style:paragraph-properties fo:text-align="justify" style:justify-single-word="false"/>
      <style:text-properties fo:font-size="12pt" fo:font-weight="normal" officeooo:rsid="000c33e3" officeooo:paragraph-rsid="00118a29" style:font-size-asian="10.5pt" style:font-weight-asian="normal" style:font-size-complex="12pt" style:font-weight-complex="normal"/>
    </style:style>
    <style:style style:name="P57" style:family="paragraph" style:parent-style-name="Standard" style:list-style-name="L21">
      <style:paragraph-properties fo:text-align="justify" style:justify-single-word="false"/>
      <style:text-properties fo:font-size="12pt" fo:font-weight="normal" officeooo:rsid="000c33e3" officeooo:paragraph-rsid="002c5575" style:font-size-asian="10.5pt" style:font-weight-asian="normal" style:font-size-complex="12pt" style:font-weight-complex="normal"/>
    </style:style>
    <style:style style:name="P58" style:family="paragraph" style:parent-style-name="Standard" style:list-style-name="L22">
      <style:paragraph-properties fo:text-align="justify" style:justify-single-word="false"/>
      <style:text-properties fo:font-size="12pt" fo:font-weight="normal" officeooo:rsid="000c33e3" officeooo:paragraph-rsid="002e2074" style:font-size-asian="10.5pt" style:font-weight-asian="normal" style:font-size-complex="12pt" style:font-weight-complex="normal"/>
    </style:style>
    <style:style style:name="P59" style:family="paragraph" style:parent-style-name="Standard" style:list-style-name="L2">
      <style:paragraph-properties fo:text-align="justify" style:justify-single-word="false"/>
      <style:text-properties fo:font-size="12pt" fo:font-weight="normal" officeooo:rsid="0020c679" officeooo:paragraph-rsid="0020c679" style:font-size-asian="10.5pt" style:font-weight-asian="normal" style:font-size-complex="12pt" style:font-weight-complex="normal"/>
    </style:style>
    <style:style style:name="P60" style:family="paragraph" style:parent-style-name="Standard" style:list-style-name="L4">
      <style:paragraph-properties fo:text-align="justify" style:justify-single-word="false"/>
      <style:text-properties fo:font-size="12pt" fo:font-weight="normal" officeooo:rsid="0020c679" officeooo:paragraph-rsid="0020c679" style:font-size-asian="10.5pt" style:font-weight-asian="normal" style:font-size-complex="12pt" style:font-weight-complex="normal"/>
    </style:style>
    <style:style style:name="P61" style:family="paragraph" style:parent-style-name="Standard" style:list-style-name="L5">
      <style:paragraph-properties fo:text-align="justify" style:justify-single-word="false"/>
      <style:text-properties fo:font-size="12pt" fo:font-weight="normal" officeooo:rsid="0020c679" officeooo:paragraph-rsid="0020c679" style:font-size-asian="10.5pt" style:font-weight-asian="normal" style:font-size-complex="12pt" style:font-weight-complex="normal"/>
    </style:style>
    <style:style style:name="P62" style:family="paragraph" style:parent-style-name="Standard" style:list-style-name="L3">
      <style:paragraph-properties fo:text-align="justify" style:justify-single-word="false"/>
      <style:text-properties fo:font-size="12pt" fo:font-weight="normal" officeooo:rsid="00210834" officeooo:paragraph-rsid="00210834" style:font-size-asian="10.5pt" style:font-weight-asian="normal" style:font-size-complex="12pt" style:font-weight-complex="normal"/>
    </style:style>
    <style:style style:name="P63" style:family="paragraph" style:parent-style-name="Standard" style:list-style-name="L4">
      <style:paragraph-properties fo:text-align="justify" style:justify-single-word="false"/>
      <style:text-properties fo:font-size="12pt" fo:font-weight="normal" officeooo:rsid="000a468c" officeooo:paragraph-rsid="0020c679" style:font-size-asian="10.5pt" style:font-weight-asian="normal" style:font-size-complex="12pt" style:font-weight-complex="normal"/>
    </style:style>
    <style:style style:name="P64" style:family="paragraph" style:parent-style-name="Standard" style:list-style-name="L5">
      <style:paragraph-properties fo:text-align="justify" style:justify-single-word="false"/>
      <style:text-properties fo:font-size="12pt" fo:font-weight="normal" officeooo:rsid="000a468c" officeooo:paragraph-rsid="0020c679" style:font-size-asian="10.5pt" style:font-weight-asian="normal" style:font-size-complex="12pt" style:font-weight-complex="normal"/>
    </style:style>
    <style:style style:name="P65" style:family="paragraph" style:parent-style-name="Standard" style:list-style-name="L11">
      <style:paragraph-properties fo:text-align="justify" style:justify-single-word="false"/>
      <style:text-properties fo:font-size="12pt" fo:font-weight="normal" officeooo:rsid="000a468c" officeooo:paragraph-rsid="000d177b" style:font-size-asian="10.5pt" style:font-weight-asian="normal" style:font-size-complex="12pt" style:font-weight-complex="normal"/>
    </style:style>
    <style:style style:name="P66" style:family="paragraph" style:parent-style-name="Standard" style:list-style-name="L21">
      <style:paragraph-properties fo:text-align="justify" style:justify-single-word="false"/>
      <style:text-properties fo:font-size="12pt" fo:font-weight="normal" officeooo:rsid="000a468c" officeooo:paragraph-rsid="002c5575" style:font-size-asian="10.5pt" style:font-weight-asian="normal" style:font-size-complex="12pt" style:font-weight-complex="normal"/>
    </style:style>
    <style:style style:name="P67" style:family="paragraph" style:parent-style-name="Standard" style:list-style-name="L8">
      <style:paragraph-properties fo:text-align="justify" style:justify-single-word="false"/>
      <style:text-properties fo:font-size="12pt" fo:font-weight="normal" officeooo:rsid="00221aca" officeooo:paragraph-rsid="00221aca" style:font-size-asian="10.5pt" style:font-weight-asian="normal" style:font-size-complex="12pt" style:font-weight-complex="normal"/>
    </style:style>
    <style:style style:name="P68" style:family="paragraph" style:parent-style-name="Standard" style:list-style-name="L9">
      <style:paragraph-properties fo:text-align="justify" style:justify-single-word="false"/>
      <style:text-properties fo:font-size="12pt" fo:font-weight="normal" officeooo:rsid="0025d7ce" officeooo:paragraph-rsid="0025d7ce" style:font-size-asian="10.5pt" style:font-weight-asian="normal" style:font-size-complex="12pt" style:font-weight-complex="normal"/>
    </style:style>
    <style:style style:name="P69" style:family="paragraph" style:parent-style-name="Standard" style:list-style-name="L10">
      <style:paragraph-properties fo:text-align="justify" style:justify-single-word="false"/>
      <style:text-properties fo:font-size="12pt" fo:font-weight="normal" officeooo:rsid="0025d7ce" officeooo:paragraph-rsid="0025d7ce" style:font-size-asian="10.5pt" style:font-weight-asian="normal" style:font-size-complex="12pt" style:font-weight-complex="normal"/>
    </style:style>
    <style:style style:name="P70" style:family="paragraph" style:parent-style-name="Standard" style:list-style-name="L10">
      <style:paragraph-properties fo:text-align="justify" style:justify-single-word="false"/>
      <style:text-properties fo:font-size="12pt" fo:font-weight="normal" officeooo:rsid="00257c8b" officeooo:paragraph-rsid="00257c8b" style:font-size-asian="10.5pt" style:font-weight-asian="normal" style:font-size-complex="12pt" style:font-weight-complex="normal"/>
    </style:style>
    <style:style style:name="P71" style:family="paragraph" style:parent-style-name="Standard" style:list-style-name="L14">
      <style:paragraph-properties fo:text-align="justify" style:justify-single-word="false"/>
      <style:text-properties fo:font-size="12pt" fo:font-weight="normal" officeooo:rsid="0028734c" officeooo:paragraph-rsid="0028734c" style:font-size-asian="10.5pt" style:font-weight-asian="normal" style:font-size-complex="12pt" style:font-weight-complex="normal"/>
    </style:style>
    <style:style style:name="P72" style:family="paragraph" style:parent-style-name="Standard" style:list-style-name="L15">
      <style:paragraph-properties fo:text-align="justify" style:justify-single-word="false"/>
      <style:text-properties fo:font-size="12pt" fo:font-weight="normal" officeooo:rsid="0028734c" officeooo:paragraph-rsid="0028734c" style:font-size-asian="10.5pt" style:font-weight-asian="normal" style:font-size-complex="12pt" style:font-weight-complex="normal"/>
    </style:style>
    <style:style style:name="P73" style:family="paragraph" style:parent-style-name="Standard" style:list-style-name="L18">
      <style:paragraph-properties fo:text-align="justify" style:justify-single-word="false"/>
      <style:text-properties fo:font-size="12pt" fo:font-weight="normal" officeooo:rsid="002a847a" officeooo:paragraph-rsid="002a847a" style:font-size-asian="10.5pt" style:font-weight-asian="normal" style:font-size-complex="12pt" style:font-weight-complex="normal"/>
    </style:style>
    <style:style style:name="P74" style:family="paragraph" style:parent-style-name="Standard" style:list-style-name="L19">
      <style:paragraph-properties fo:text-align="justify" style:justify-single-word="false"/>
      <style:text-properties fo:font-size="12pt" fo:font-weight="normal" officeooo:rsid="002c07a9" officeooo:paragraph-rsid="002c07a9" style:font-size-asian="10.5pt" style:font-weight-asian="normal" style:font-size-complex="12pt" style:font-weight-complex="normal"/>
    </style:style>
    <style:style style:name="P75" style:family="paragraph" style:parent-style-name="Standard" style:list-style-name="L19">
      <style:paragraph-properties fo:text-align="justify" style:justify-single-word="false"/>
      <style:text-properties fo:font-size="12pt" fo:font-weight="normal" officeooo:rsid="002c5575" officeooo:paragraph-rsid="002c5575" style:font-size-asian="10.5pt" style:font-weight-asian="normal" style:font-size-complex="12pt" style:font-weight-complex="normal"/>
    </style:style>
    <style:style style:name="P76" style:family="paragraph" style:parent-style-name="Standard" style:list-style-name="L20">
      <style:paragraph-properties fo:text-align="justify" style:justify-single-word="false"/>
      <style:text-properties fo:font-size="12pt" fo:font-weight="normal" officeooo:rsid="002c5575" officeooo:paragraph-rsid="002c5575" style:font-size-asian="10.5pt" style:font-weight-asian="normal" style:font-size-complex="12pt" style:font-weight-complex="normal"/>
    </style:style>
    <style:style style:name="P77" style:family="paragraph" style:parent-style-name="Standard" style:list-style-name="L21">
      <style:paragraph-properties fo:text-align="justify" style:justify-single-word="false"/>
      <style:text-properties fo:font-size="12pt" fo:font-weight="normal" officeooo:rsid="0031de5c" officeooo:paragraph-rsid="0031de5c" style:font-size-asian="10.5pt" style:font-weight-asian="normal" style:font-size-complex="12pt" style:font-weight-complex="normal"/>
    </style:style>
    <style:style style:name="P78" style:family="paragraph" style:parent-style-name="Standard" style:list-style-name="L2">
      <style:paragraph-properties fo:text-align="justify" style:justify-single-word="false"/>
      <style:text-properties officeooo:paragraph-rsid="000a468c"/>
    </style:style>
    <style:style style:name="P79" style:family="paragraph" style:parent-style-name="Standard" style:list-style-name="L4">
      <style:paragraph-properties fo:text-align="justify" style:justify-single-word="false"/>
      <style:text-properties officeooo:paragraph-rsid="0020c679"/>
    </style:style>
    <style:style style:name="P80" style:family="paragraph" style:parent-style-name="Standard" style:list-style-name="L5">
      <style:paragraph-properties fo:text-align="justify" style:justify-single-word="false"/>
      <style:text-properties officeooo:paragraph-rsid="0020c679"/>
    </style:style>
    <style:style style:name="P81" style:family="paragraph" style:parent-style-name="Standard" style:list-style-name="L7">
      <style:paragraph-properties fo:text-align="justify" style:justify-single-word="false"/>
      <style:text-properties officeooo:paragraph-rsid="000f7efc"/>
    </style:style>
    <style:style style:name="P82" style:family="paragraph" style:parent-style-name="Standard" style:list-style-name="L11">
      <style:paragraph-properties fo:text-align="justify" style:justify-single-word="false"/>
      <style:text-properties officeooo:paragraph-rsid="000d177b"/>
    </style:style>
    <style:style style:name="P83" style:family="paragraph" style:parent-style-name="Standard" style:list-style-name="L12">
      <style:paragraph-properties fo:text-align="justify" style:justify-single-word="false"/>
      <style:text-properties officeooo:paragraph-rsid="000d177b"/>
    </style:style>
    <style:style style:name="P84" style:family="paragraph" style:parent-style-name="Standard" style:list-style-name="L13">
      <style:paragraph-properties fo:text-align="justify" style:justify-single-word="false"/>
      <style:text-properties officeooo:paragraph-rsid="000f7efc"/>
    </style:style>
    <style:style style:name="P85" style:family="paragraph" style:parent-style-name="Standard" style:list-style-name="L18">
      <style:paragraph-properties fo:text-align="justify" style:justify-single-word="false"/>
      <style:text-properties officeooo:paragraph-rsid="002a847a"/>
    </style:style>
    <style:style style:name="P86" style:family="paragraph" style:parent-style-name="Standard" style:list-style-name="L21">
      <style:paragraph-properties fo:text-align="justify" style:justify-single-word="false"/>
      <style:text-properties officeooo:paragraph-rsid="002c5575"/>
    </style:style>
    <style:style style:name="P87" style:family="paragraph" style:parent-style-name="Standard" style:list-style-name="L22">
      <style:paragraph-properties fo:text-align="justify" style:justify-single-word="false"/>
      <style:text-properties officeooo:paragraph-rsid="002e2074"/>
    </style:style>
    <style:style style:name="P88" style:family="paragraph" style:parent-style-name="Standard" style:list-style-name="L7">
      <style:paragraph-properties fo:text-align="justify" style:justify-single-word="false"/>
      <style:text-properties fo:font-size="14pt" fo:font-weight="normal" officeooo:rsid="000d177b" officeooo:paragraph-rsid="000d177b" style:font-size-asian="14pt" style:font-weight-asian="normal" style:font-size-complex="14pt" style:font-weight-complex="normal"/>
    </style:style>
    <style:style style:name="P89" style:family="paragraph" style:parent-style-name="Standard" style:list-style-name="L13">
      <style:paragraph-properties fo:text-align="justify" style:justify-single-word="false"/>
      <style:text-properties fo:font-size="14pt" fo:font-weight="normal" officeooo:rsid="000fa99e" officeooo:paragraph-rsid="000f7efc" style:font-size-asian="12.25pt" style:font-weight-asian="normal" style:font-size-complex="14pt" style:font-weight-complex="normal"/>
    </style:style>
    <style:style style:name="P90" style:family="paragraph" style:parent-style-name="Standard" style:list-style-name="L8">
      <style:paragraph-properties fo:text-align="justify" style:justify-single-word="false"/>
      <style:text-properties officeooo:rsid="00221aca" officeooo:paragraph-rsid="00221aca"/>
    </style:style>
    <style:style style:name="P91" style:family="paragraph" style:parent-style-name="Standard" style:list-style-name="L11">
      <style:paragraph-properties fo:text-align="justify" style:justify-single-word="false"/>
      <style:text-properties officeooo:rsid="000a468c" officeooo:paragraph-rsid="000d177b"/>
    </style:style>
    <style:style style:name="P92" style:family="paragraph" style:parent-style-name="Standard" style:list-style-name="L21">
      <style:paragraph-properties fo:text-align="justify" style:justify-single-word="false"/>
      <style:text-properties officeooo:rsid="000a468c" officeooo:paragraph-rsid="002c5575"/>
    </style:style>
    <style:style style:name="P93" style:family="paragraph" style:parent-style-name="Standard" style:list-style-name="L16">
      <style:paragraph-properties fo:text-align="justify" style:justify-single-word="false"/>
      <style:text-properties officeooo:rsid="0028734c" officeooo:paragraph-rsid="0028734c"/>
    </style:style>
    <style:style style:name="P94" style:family="paragraph" style:parent-style-name="Standard" style:list-style-name="L16">
      <style:paragraph-properties fo:text-align="justify" style:justify-single-word="false"/>
      <style:text-properties officeooo:rsid="002a0818" officeooo:paragraph-rsid="002a0818"/>
    </style:style>
    <style:style style:name="P95" style:family="paragraph" style:parent-style-name="Standard" style:list-style-name="L17">
      <style:paragraph-properties fo:text-align="justify" style:justify-single-word="false"/>
      <style:text-properties officeooo:rsid="002a0818" officeooo:paragraph-rsid="002a0818"/>
    </style:style>
    <style:style style:name="P96" style:family="paragraph" style:parent-style-name="Standard" style:list-style-name="L18">
      <style:paragraph-properties fo:text-align="justify" style:justify-single-word="false"/>
      <style:text-properties officeooo:rsid="002a847a" officeooo:paragraph-rsid="002a847a"/>
    </style:style>
    <style:style style:name="P97" style:family="paragraph" style:parent-style-name="Standard" style:list-style-name="L19">
      <style:paragraph-properties fo:text-align="justify" style:justify-single-word="false"/>
      <style:text-properties officeooo:rsid="002c07a9" officeooo:paragraph-rsid="002c07a9"/>
    </style:style>
    <style:style style:name="P98" style:family="paragraph" style:parent-style-name="Standard" style:list-style-name="L22">
      <style:paragraph-properties fo:text-align="justify" style:justify-single-word="false"/>
      <style:text-properties officeooo:rsid="002e2074" officeooo:paragraph-rsid="002e2074"/>
    </style:style>
    <style:style style:name="P99" style:family="paragraph" style:parent-style-name="Standard">
      <style:paragraph-properties fo:text-align="justify" style:justify-single-word="false"/>
      <style:text-properties officeooo:rsid="000c33e3" officeooo:paragraph-rsid="000c33e3"/>
    </style:style>
    <style:style style:name="P100" style:family="paragraph" style:parent-style-name="Standard">
      <style:paragraph-properties fo:text-align="justify" style:justify-single-word="false"/>
      <style:text-properties officeooo:rsid="00360e2e" officeooo:paragraph-rsid="00360e2e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officeooo:rsid="00081edb" style:font-size-asian="10.5pt" style:font-size-complex="12pt"/>
    </style:style>
    <style:style style:name="T3" style:family="text">
      <style:text-properties fo:font-size="12pt" officeooo:rsid="000a468c" style:font-size-asian="10.5pt" style:font-size-complex="12pt"/>
    </style:style>
    <style:style style:name="T4" style:family="text">
      <style:text-properties fo:font-size="12pt" officeooo:rsid="00118a29" style:font-size-asian="10.5pt" style:font-size-complex="12pt"/>
    </style:style>
    <style:style style:name="T5" style:family="text">
      <style:text-properties fo:font-size="12pt" officeooo:rsid="0025d7ce" style:font-size-asian="10.5pt" style:font-size-complex="12pt"/>
    </style:style>
    <style:style style:name="T6" style:family="text">
      <style:text-properties fo:font-size="12pt" officeooo:rsid="0028734c" style:font-size-asian="10.5pt" style:font-size-complex="12pt"/>
    </style:style>
    <style:style style:name="T7" style:family="text">
      <style:text-properties fo:font-size="12pt" officeooo:rsid="002b61e6" style:font-size-asian="10.5pt" style:font-size-complex="12pt"/>
    </style:style>
    <style:style style:name="T8" style:family="text">
      <style:text-properties fo:font-size="12pt" officeooo:rsid="002c07a9" style:font-size-asian="10.5pt" style:font-size-complex="12pt"/>
    </style:style>
    <style:style style:name="T9" style:family="text">
      <style:text-properties fo:font-size="12pt" fo:font-weight="normal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officeooo:rsid="000a468c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officeooo:rsid="000c33e3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00d177b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00f7efc" style:font-size-asian="10.5pt" style:font-weight-asian="normal" style:font-size-complex="12pt" style:font-weight-complex="normal"/>
    </style:style>
    <style:style style:name="T14" style:family="text">
      <style:text-properties fo:font-size="12pt" fo:font-weight="normal" officeooo:rsid="0013b740" style:font-size-asian="10.5pt" style:font-weight-asian="normal" style:font-size-complex="12pt" style:font-weight-complex="normal"/>
    </style:style>
    <style:style style:name="T15" style:family="text">
      <style:text-properties fo:font-size="12pt" fo:font-weight="normal" officeooo:rsid="000fa99e" style:font-size-asian="10.5pt" style:font-weight-asian="normal" style:font-size-complex="12pt" style:font-weight-complex="normal"/>
    </style:style>
    <style:style style:name="T16" style:family="text">
      <style:text-properties fo:font-size="12pt" fo:font-weight="normal" officeooo:rsid="00179adc" style:font-size-asian="10.5pt" style:font-weight-asian="normal" style:font-size-complex="12pt" style:font-weight-complex="normal"/>
    </style:style>
    <style:style style:name="T17" style:family="text">
      <style:text-properties fo:font-size="12pt" fo:font-weight="normal" officeooo:rsid="001bcc0d" style:font-size-asian="10.5pt" style:font-weight-asian="normal" style:font-size-complex="12pt" style:font-weight-complex="normal"/>
    </style:style>
    <style:style style:name="T18" style:family="text">
      <style:text-properties fo:font-size="12pt" fo:font-weight="normal" officeooo:rsid="001ceb02" style:font-size-asian="10.5pt" style:font-weight-asian="normal" style:font-size-complex="12pt" style:font-weight-complex="normal"/>
    </style:style>
    <style:style style:name="T19" style:family="text">
      <style:text-properties fo:font-size="12pt" fo:font-weight="normal" officeooo:rsid="0020c679" style:font-size-asian="10.5pt" style:font-weight-asian="normal" style:font-size-complex="12pt" style:font-weight-complex="normal"/>
    </style:style>
    <style:style style:name="T20" style:family="text">
      <style:text-properties fo:font-size="12pt" fo:font-weight="normal" officeooo:rsid="00210834" style:font-size-asian="10.5pt" style:font-weight-asian="normal" style:font-size-complex="12pt" style:font-weight-complex="normal"/>
    </style:style>
    <style:style style:name="T21" style:family="text">
      <style:text-properties fo:font-size="12pt" fo:font-weight="normal" officeooo:rsid="0022bbb8" style:font-size-asian="10.5pt" style:font-weight-asian="normal" style:font-size-complex="12pt" style:font-weight-complex="normal"/>
    </style:style>
    <style:style style:name="T22" style:family="text">
      <style:text-properties fo:font-size="12pt" fo:font-weight="normal" officeooo:rsid="002423b5" style:font-size-asian="10.5pt" style:font-weight-asian="normal" style:font-size-complex="12pt" style:font-weight-complex="normal"/>
    </style:style>
    <style:style style:name="T23" style:family="text">
      <style:text-properties fo:font-size="12pt" fo:font-weight="normal" officeooo:rsid="0025d7ce" style:font-size-asian="10.5pt" style:font-weight-asian="normal" style:font-size-complex="12pt" style:font-weight-complex="normal"/>
    </style:style>
    <style:style style:name="T24" style:family="text">
      <style:text-properties fo:font-size="12pt" fo:font-weight="normal" officeooo:rsid="0028734c" style:font-size-asian="10.5pt" style:font-weight-asian="normal" style:font-size-complex="12pt" style:font-weight-complex="normal"/>
    </style:style>
    <style:style style:name="T25" style:family="text">
      <style:text-properties fo:font-size="12pt" fo:font-weight="normal" officeooo:rsid="002a0818" style:font-size-asian="10.5pt" style:font-weight-asian="normal" style:font-size-complex="12pt" style:font-weight-complex="normal"/>
    </style:style>
    <style:style style:name="T26" style:family="text">
      <style:text-properties fo:font-size="12pt" fo:font-weight="normal" officeooo:rsid="002a847a" style:font-size-asian="10.5pt" style:font-weight-asian="normal" style:font-size-complex="12pt" style:font-weight-complex="normal"/>
    </style:style>
    <style:style style:name="T27" style:family="text">
      <style:text-properties fo:font-size="12pt" fo:font-weight="normal" officeooo:rsid="002b61e6" style:font-size-asian="10.5pt" style:font-weight-asian="normal" style:font-size-complex="12pt" style:font-weight-complex="normal"/>
    </style:style>
    <style:style style:name="T28" style:family="text">
      <style:text-properties fo:font-size="12pt" fo:font-weight="normal" officeooo:rsid="002c07a9" style:font-size-asian="10.5pt" style:font-weight-asian="normal" style:font-size-complex="12pt" style:font-weight-complex="normal"/>
    </style:style>
    <style:style style:name="T29" style:family="text">
      <style:text-properties fo:font-size="12pt" fo:font-weight="normal" officeooo:rsid="002c5575" style:font-size-asian="10.5pt" style:font-weight-asian="normal" style:font-size-complex="12pt" style:font-weight-complex="normal"/>
    </style:style>
    <style:style style:name="T30" style:family="text">
      <style:text-properties fo:font-size="12pt" fo:font-weight="normal" officeooo:rsid="002cd279" style:font-size-asian="10.5pt" style:font-weight-asian="normal" style:font-size-complex="12pt" style:font-weight-complex="normal"/>
    </style:style>
    <style:style style:name="T31" style:family="text">
      <style:text-properties fo:font-size="12pt" fo:font-weight="normal" officeooo:rsid="002e2074" style:font-size-asian="10.5pt" style:font-weight-asian="normal" style:font-size-complex="12pt" style:font-weight-complex="normal"/>
    </style:style>
    <style:style style:name="T32" style:family="text">
      <style:text-properties fo:font-size="12pt" fo:font-weight="normal" officeooo:rsid="003280ea" style:font-size-asian="10.5pt" style:font-weight-asian="normal" style:font-size-complex="12pt" style:font-weight-complex="normal"/>
    </style:style>
    <style:style style:name="T33" style:family="text">
      <style:text-properties officeooo:rsid="000a468c"/>
    </style:style>
    <style:style style:name="T34" style:family="text">
      <style:text-properties officeooo:rsid="000c33e3"/>
    </style:style>
    <style:style style:name="T35" style:family="text">
      <style:text-properties fo:font-size="14pt" fo:font-weight="bold" officeooo:rsid="000f7efc" style:font-size-asian="12.25pt" style:font-weight-asian="bold" style:font-size-complex="14pt" style:font-weight-complex="bold"/>
    </style:style>
    <style:style style:name="T36" style:family="text">
      <style:text-properties fo:font-size="14pt" fo:font-weight="bold" officeooo:rsid="000fa99e" style:font-size-asian="12.25pt" style:font-weight-asian="bold" style:font-size-complex="14pt" style:font-weight-complex="bold"/>
    </style:style>
    <style:style style:name="T37" style:family="text">
      <style:text-properties officeooo:rsid="000d177b"/>
    </style:style>
    <style:style style:name="T38" style:family="text">
      <style:text-properties officeooo:rsid="00118a29"/>
    </style:style>
    <style:style style:name="T39" style:family="text">
      <style:text-properties officeooo:rsid="00185a07"/>
    </style:style>
    <style:style style:name="T40" style:family="text">
      <style:text-properties officeooo:rsid="00210834"/>
    </style:style>
    <style:style style:name="T41" style:family="text">
      <style:text-properties officeooo:rsid="0025d7ce"/>
    </style:style>
    <style:style style:name="T42" style:family="text">
      <style:text-properties officeooo:rsid="002b61e6"/>
    </style:style>
    <style:style style:name="T43" style:family="text">
      <style:text-properties fo:language="pt" fo:country="BR"/>
    </style:style>
    <style:style style:name="T44" style:family="text">
      <style:text-properties officeooo:rsid="002f5bea"/>
    </style:style>
    <style:style style:name="T45" style:family="text">
      <style:text-properties officeooo:rsid="0031de5c"/>
    </style:style>
    <style:style style:name="T46" style:family="text">
      <style:text-properties officeooo:rsid="00360e2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1. Introdução</text:p>
      <text:p text:style-name="P2"/>
      <text:p text:style-name="P1"><text:span text:style-name="T1"><text:tab/></text:span><text:span text:style-name="T9">Tenho procurado por soluções que resolvam a necessidade de um ERM para a padaria, porém, ao não encontrar algum que cumpra com isso sem gambiarras, sinto-me na necessidade de faze-lo.</text:span></text:p>
      <text:p text:style-name="P4"/>
      <text:p text:style-name="P41">2. Descrição dos Casos de Uso</text:p>
      <text:p text:style-name="P2"/>
      <text:p text:style-name="P2"/>
      <text:p text:style-name="P30">UC1: Manter Produto</text:p>
      <text:p text:style-name="P30"/>
      <text:p text:style-name="P3"/>
      <text:p text:style-name="P5">Fluxo Principal:</text:p>
      <text:list xml:id="list3461561080" text:style-name="L1">
        <text:list-item>
          <text:p text:style-name="P45">O programa exibe na tabela todos os produtos cadastrados.</text:p>
        </text:list-item>
        <text:list-item>
          <text:p text:style-name="P46">O Administrador deseja cadastrar um Produto no sistema. [FA1] <text:span text:style-name="T33">[FA2] </text:span><text:span text:style-name="T40">[FA3]</text:span></text:p>
        </text:list-item>
        <text:list-item>
          <text:p text:style-name="P46">Uma nova janela é aberta exibindo um formulário.</text:p>
        </text:list-item>
        <text:list-item>
          <text:p text:style-name="P46">[EV] O Administrador preenche o formulário com os dados necessários <text:span text:style-name="T33">e confirma o cadastro</text:span>. </text:p>
        </text:list-item>
        <text:list-item>
          <text:p text:style-name="P50">O programa exibe um alerta, perguntando se realmente deseja realizar o cadastro.</text:p>
        </text:list-item>
        <text:list-item>
          <text:p text:style-name="P47">O sistema informa ao Administrador que o cadastro foi efetuado. <text:span text:style-name="T33">[FE1]</text:span></text:p>
          <text:p text:style-name="P47"/>
        </text:list-item>
      </text:list>
      <text:p text:style-name="P5"/>
      <text:p text:style-name="P5">FA1: O Administrador deseja efetuar uma busca por Produto.</text:p>
      <text:list xml:id="list476227352" text:style-name="L2">
        <text:list-item>
          <text:p text:style-name="P78"><text:span text:style-name="T10">[EV] O </text:span><text:span text:style-name="T19">Administrador</text:span><text:span text:style-name="T10"> </text:span><text:span text:style-name="T19">pressiona o botão de busca e uma nova janela é aberta, exibindo um formulário.</text:span></text:p>
        </text:list-item>
        <text:list-item>
          <text:p text:style-name="P59">[EV] O Administrador preenche o formulário é listado na tabela os produtos que se adequam aos parâmetros.</text:p>
        </text:list-item>
        <text:list-item>
          <text:p text:style-name="P59">Retorna ao Fluxo Principal – passo 2.</text:p>
        </text:list-item>
      </text:list>
      <text:p text:style-name="P19"/>
      <text:p text:style-name="P22">FA2: O Administrador deseja resetar a tabela para todas os Produtos cadastradas.</text:p>
      <text:list xml:id="list2543851374" text:style-name="L3">
        <text:list-item>
          <text:p text:style-name="P62">[EV] O Administrador pressiona o botão de limpar buscas.</text:p>
        </text:list-item>
        <text:list-item>
          <text:p text:style-name="P62">O programa exibe na tabela todos os Produtos cadastrados.</text:p>
        </text:list-item>
        <text:list-item>
          <text:p text:style-name="P62">Retorna ao Fluxo Principal – passo 2.</text:p>
        </text:list-item>
      </text:list>
      <text:p text:style-name="P9"/>
      <text:p text:style-name="P19">FA<text:span text:style-name="T40">3</text:span>: O Administrador deseja ver mais informações de um Produto.</text:p>
      <text:list xml:id="list1476531706" text:style-name="L4">
        <text:list-item>
          <text:p text:style-name="P63">[EV] O Administrador seleciona um produto na tabela.</text:p>
        </text:list-item>
        <text:list-item>
          <text:p text:style-name="P79"><text:span text:style-name="T10">O </text:span><text:span text:style-name="T14">P</text:span><text:span text:style-name="T10">rograma ativa o botão de </text:span><text:span text:style-name="T19">mais informações</text:span><text:span text:style-name="T10">.</text:span></text:p>
        </text:list-item>
        <text:list-item>
          <text:p text:style-name="P79"><text:span text:style-name="T10">[EV] O Administrador pressiona o botão de </text:span><text:span text:style-name="T19">mais informações</text:span><text:span text:style-name="T10">.</text:span></text:p>
        </text:list-item>
        <text:list-item>
          <text:p text:style-name="P60"><text:span text:style-name="T33">Uma nova janela é aberta exibindo com </text:span>as informações do Produto selecionado. [FA<text:span text:style-name="T40">4</text:span>] [FA<text:span text:style-name="T40">5</text:span>]</text:p>
        </text:list-item>
      </text:list>
      <text:p text:style-name="P9"/>
      <text:p text:style-name="P37"><text:span text:style-name="T10">FA</text:span><text:span text:style-name="T20">4</text:span><text:span text:style-name="T10">: O Administrador deseja alterar os dados de um Produto.</text:span></text:p>
      <text:list xml:id="list1222335573" text:style-name="L5">
        <text:list-item>
          <text:p text:style-name="P61">[EV] O Administrador pressiona o botão de edição, que torna os campos das informações editáveis.</text:p>
        </text:list-item>
        <text:list-item>
          <text:p text:style-name="P64">[EV] O Administrador preenche os campos da maneira como desejar e confirma a edição. </text:p>
        </text:list-item>
        <text:list-item>
          <text:p text:style-name="P51">O programa exibe um alerta, perguntando se realmente deseja realizar as alterações.</text:p>
        </text:list-item>
        <text:list-item>
          <text:p text:style-name="P64">O programa realiza as alterações e fecha a janela. [FE1]</text:p>
        </text:list-item>
        <text:list-item>
          <text:p text:style-name="P80"><text:span text:style-name="T10">Retorna ao </text:span><text:span text:style-name="T19">FA2 – passo 4.</text:span></text:p>
        </text:list-item>
      </text:list>
      <text:p text:style-name="P9"/>
      <text:p text:style-name="P33"><text:span text:style-name="T10">FA</text:span><text:span text:style-name="T20">5</text:span><text:span text:style-name="T10">: O A</text:span><text:span text:style-name="T11">dministrador</text:span><text:span text:style-name="T10"> deseja excluir um produto cadastrado.</text:span></text:p>
      <text:list xml:id="list3155087312" text:style-name="L6">
        <text:list-item>
          <text:p text:style-name="P52">[EV] O Administrador seleciona um Produto na tabela.</text:p>
        </text:list-item>
        <text:list-item>
          <text:p text:style-name="P52"><text:soft-page-break/>O programa ativa o botão de exclusão.</text:p>
        </text:list-item>
        <text:list-item>
          <text:p text:style-name="P52">[EV] O Administrador pressiona o botão de exclusão.</text:p>
        </text:list-item>
        <text:list-item>
          <text:p text:style-name="P52">O programa exibe um alerta, perguntando se realmente deseja realizar a exclusão e dizendo que só poderá ser executada se este produto não estiver em nenhum estoque.</text:p>
        </text:list-item>
        <text:list-item>
          <text:p text:style-name="P52">O programa realiza a exclusão. <text:span text:style-name="T33">[FE</text:span>2<text:span text:style-name="T33">] </text:span><text:span text:style-name="T46">[FE3]</text:span></text:p>
        </text:list-item>
        <text:list-item>
          <text:p text:style-name="P52">Retorna ao Fluxo Principal – passo 1.</text:p>
        </text:list-item>
      </text:list>
      <text:p text:style-name="P14"/>
      <text:p text:style-name="P14"/>
      <text:p text:style-name="P34"><text:span text:style-name="T11">FE1: Algum campo está vazio </text:span><text:span text:style-name="T12">ou preenchido de maneira incorreta</text:span><text:span text:style-name="T11">. Retorna ao fluxo anterior na mesma etapa.</text:span></text:p>
      <text:p text:style-name="P14"/>
      <text:p text:style-name="P99"><text:span text:style-name="T9">FE2: O Produto está presente em algum estoque. Retorna ao flux</text:span><text:span text:style-name="T32">o</text:span><text:span text:style-name="T9"> anterior na mesma etapa.</text:span></text:p>
      <text:p text:style-name="P99"><text:span text:style-name="T9"/></text:p>
      <text:p text:style-name="P100"><text:span text:style-name="T9">FE3: O Produto é ingrediente de algum outro. Retorna ao fluxo anterior na mesma etapa.</text:span></text:p>
      <text:p text:style-name="P2"/>
      <text:p text:style-name="P2"/>
      <text:p text:style-name="P31">UC2: Manter Fornecedor</text:p>
      <text:p text:style-name="P29"/>
      <text:p text:style-name="P4"/>
      <text:p text:style-name="P16">Fluxo Principal:</text:p>
      <text:list xml:id="list3726958215" text:style-name="L7">
        <text:list-item>
          <text:p text:style-name="P81"><text:span text:style-name="T13">O programa lista </text:span><text:span text:style-name="T18">no combobox todos</text:span><text:span text:style-name="T13"> os Fornecedores cadastrados </text:span><text:span text:style-name="T22">e uma opção de todos Fornecedores,</text:span><text:span text:style-name="T13"> </text:span><text:bookmark-start text:name="__DdeLink__639_3634033014"/><text:span text:style-name="T22">seleciona a opção de todos Forncededores, </text:span><text:span text:style-name="T21">e todas as Compras realizadads por todos Fornecedores na tabela.</text:span><text:bookmark-end text:name="__DdeLink__639_3634033014"/></text:p>
        </text:list-item>
        <text:list-item>
          <text:p text:style-name="P88"><text:span text:style-name="T1">O Administrador deseja cadastrar um Fornecedor. </text:span><text:span text:style-name="T2">[FA1] </text:span><text:span text:style-name="T3">[FA</text:span><text:span text:style-name="T5">3</text:span><text:span text:style-name="T3">]</text:span></text:p>
        </text:list-item>
        <text:list-item>
          <text:p text:style-name="P48">Uma nova janela é aberta exibindo um formulário.</text:p>
        </text:list-item>
        <text:list-item>
          <text:p text:style-name="P48">[EV] O Administrador preenche o formulário com os dados necessários <text:span text:style-name="T33">e confirma o cadastro</text:span>. </text:p>
        </text:list-item>
        <text:list-item>
          <text:p text:style-name="P53">O programa exibe um alerta, perguntando se realmente deseja realizar o cadastro.</text:p>
        </text:list-item>
        <text:list-item>
          <text:p text:style-name="P48">O sistema informa ao Administrador que o cadastro foi efetuado. <text:span text:style-name="T33">[FE1]</text:span></text:p>
        </text:list-item>
      </text:list>
      <text:p text:style-name="P6"/>
      <text:p text:style-name="P6"/>
      <text:p text:style-name="P23">FA1: O Administrador deseja selecionar um Fornecedor.</text:p>
      <text:list xml:id="list3848108599" text:style-name="L8">
        <text:list-item>
          <text:p text:style-name="P67">[EV] O Administrador seleciona um Fornecedor na combobox.</text:p>
        </text:list-item>
        <text:list-item>
          <text:p text:style-name="P90"><text:span text:style-name="T9">O programa exibe na tabela todas as compras relacionadas a este Fornecedor. </text:span><text:span text:style-name="T23">[FA2]</text:span></text:p>
        </text:list-item>
        <text:list-item>
          <text:p text:style-name="P67">Retorna ao Fluxo Principal – passo 2.</text:p>
        </text:list-item>
      </text:list>
      <text:p text:style-name="P23"/>
      <text:p text:style-name="P20">FA2: A opção de Fornecedor selecionado é “Todos Fornecedores”.</text:p>
      <text:list xml:id="list1008506746" text:style-name="L9">
        <text:list-item>
          <text:p text:style-name="P68">O programa exibe na tablea todas as compras realizadas por todos fornecedores e desativa o botão de mais informações.</text:p>
        </text:list-item>
        <text:list-item>
          <text:p text:style-name="P68">Retorna ao FA1 – passo 3.</text:p>
        </text:list-item>
      </text:list>
      <text:p text:style-name="P23"/>
      <text:p text:style-name="P42"><text:span text:style-name="T9">FA</text:span><text:span text:style-name="T23">3</text:span><text:span text:style-name="T9">: O Administrador deseja ver mais informações de um Fornecedor.</text:span></text:p>
      <text:list xml:id="list1807543827" text:style-name="L10">
        <text:list-item>
          <text:p text:style-name="P70">[EV] O Administrador pressiona o botão de mais informações. [FE2]</text:p>
        </text:list-item>
        <text:list-item>
          <text:p text:style-name="P69">O programa exibe uma nova janela com todas as informações do Fornecedor selecionado. [FA4] [FA5]</text:p>
        </text:list-item>
      </text:list>
      <text:p text:style-name="P10"/>
      <text:p text:style-name="P35"><text:span text:style-name="T10">FA</text:span><text:span text:style-name="T23">4</text:span><text:span text:style-name="T10">: O Administrador deseja alterar os dados de um </text:span><text:span text:style-name="T17">Fornecedor</text:span><text:span text:style-name="T10">.</text:span></text:p>
      <text:list xml:id="list1739393419" text:style-name="L11">
        <text:list-item>
          <text:p text:style-name="P82"><text:bookmark-start text:name="__DdeLink__641_3634033014"/><text:span text:style-name="T10">[EV] O Administrador </text:span><text:span text:style-name="T23">pressiona o botão de edição.</text:span></text:p>
        </text:list-item>
        <text:list-item>
          <text:p text:style-name="P65">[EV] O Administrador preenche os campos da maneira como desejar e confirma a edição. </text:p>
        </text:list-item>
        <text:list-item>
          <text:p text:style-name="P54"><text:soft-page-break/>O programa exibe um alerta, perguntando se realmente deseja realizar as alterações.</text:p>
        </text:list-item>
        <text:list-item>
          <text:p text:style-name="P65">O programa realiza as alterações e fecha a janela. [FE1]<text:bookmark-end text:name="__DdeLink__641_3634033014"/></text:p>
        </text:list-item>
        <text:list-item>
          <text:p text:style-name="P91"><text:span text:style-name="T9">Retorna ao Fluxo Principal – passo </text:span><text:span text:style-name="T11">1</text:span><text:span text:style-name="T9">.</text:span></text:p>
        </text:list-item>
      </text:list>
      <text:p text:style-name="P10"/>
      <text:p text:style-name="P35"><text:bookmark-start text:name="__DdeLink__683_2948790552"/><text:span text:style-name="T10">FA</text:span><text:span text:style-name="T23">5</text:span><text:span text:style-name="T10">: O A</text:span><text:span text:style-name="T11">dministrador</text:span><text:span text:style-name="T10"> deseja excluir um </text:span><text:span text:style-name="T12">Fornecedor</text:span><text:span text:style-name="T10"> cadastrado.</text:span></text:p>
      <text:list xml:id="list814787893" text:style-name="L12">
        <text:list-item>
          <text:p text:style-name="P55">[EV] O Administrador pressiona o botão de exclusão.</text:p>
        </text:list-item>
        <text:list-item>
          <text:p text:style-name="P83"><text:span text:style-name="T11">O programa exibe um alerta, perguntando se realmente deseja realizar a exclusão e dizendo que só poderá ser executada se este </text:span><text:span text:style-name="T12">Fornecedor não estiver atrelado à nenhum</text:span><text:span text:style-name="T23">a Compra.</text:span></text:p>
        </text:list-item>
        <text:list-item>
          <text:p text:style-name="P55">O programa realiza a exclusão. <text:span text:style-name="T33">[FE</text:span><text:span text:style-name="T41">3</text:span><text:span text:style-name="T33">]</text:span></text:p>
        </text:list-item>
        <text:list-item>
          <text:p text:style-name="P55">Retorna ao Fluxo Principal – passo 1.<text:bookmark-end text:name="__DdeLink__683_2948790552"/></text:p>
        </text:list-item>
      </text:list>
      <text:p text:style-name="P16"/>
      <text:p text:style-name="P6"/>
      <text:p text:style-name="P6"><text:span text:style-name="T34">FE1: Algum campo está vazio </text:span><text:span text:style-name="T37">ou preenchido de maneira incorreta</text:span><text:span text:style-name="T34">. Retorna ao fluxo anterior na mesma etapa.</text:span></text:p>
      <text:p text:style-name="P6"/>
      <text:p text:style-name="P20">FE2: A opção do combobox selecionada é de “Todos Fornecedores”, portanto o botão de mais informações está desativado. Retorna ao Fluxo Principal – passo 2.</text:p>
      <text:p text:style-name="P6"/>
      <text:p text:style-name="P36"><text:span text:style-name="T13">FE</text:span><text:span text:style-name="T23">3</text:span><text:span text:style-name="T13">: Existe pelo menos um</text:span><text:span text:style-name="T23">a Compra</text:span><text:span text:style-name="T13"> atrelad</text:span><text:span text:style-name="T23">a</text:span><text:span text:style-name="T13"> ao Fornecedor. Retorna ao Fluxo Principal – passo </text:span><text:span text:style-name="T14">2</text:span><text:span text:style-name="T13">.</text:span></text:p>
      <text:p text:style-name="P17"/>
      <text:p text:style-name="P17"/>
      <text:p text:style-name="P36"><text:span text:style-name="T35">UC3: Manter </text:span><text:span text:style-name="T36">Estoques</text:span></text:p>
      <text:p text:style-name="P12"/>
      <text:p text:style-name="P12"/>
      <text:p text:style-name="P32"><text:span text:style-name="T10">F</text:span><text:span text:style-name="T9">luxo Principal:</text:span></text:p>
      <text:list xml:id="list3165966665" text:style-name="L13">
        <text:list-item>
          <text:p text:style-name="P84"><text:span text:style-name="T13">O programa </text:span><text:span text:style-name="T15">lista n</text:span><text:span text:style-name="T16">o combobox </text:span><text:span text:style-name="T15">todos os Estoques cadastrados </text:span><text:span text:style-name="T24">e pré-seleciona opção de todos os estoques,</text:span><text:span text:style-name="T15"> </text:span><text:span text:style-name="T24">e nas tabelas todos os registros referentes à elas.</text:span></text:p>
        </text:list-item>
        <text:list-item>
          <text:p text:style-name="P89"><text:span text:style-name="T1">O Administrador deseja cadastrar um novo </text:span><text:span text:style-name="T4">Estoque. </text:span><text:span text:style-name="T6">[FA1] [FA2] </text:span><text:span text:style-name="T7">[FA5] </text:span><text:span text:style-name="T8">[FA6] [FA7]</text:span></text:p>
        </text:list-item>
        <text:list-item>
          <text:p text:style-name="P49">Uma nova janela é aberta exibindo um formulário.</text:p>
        </text:list-item>
        <text:list-item>
          <text:p text:style-name="P49">[EV] O Administrador preenche o formulário com os dados necessários <text:span text:style-name="T33">e confirma o cadastro</text:span>. </text:p>
        </text:list-item>
        <text:list-item>
          <text:p text:style-name="P56">O programa exibe um alerta, perguntando se realmente deseja realizar o cadastro.</text:p>
        </text:list-item>
        <text:list-item>
          <text:p text:style-name="P49"><text:span text:style-name="T38">O sistema informa ao Administrador que o cadastro foi efetuado. </text:span><text:span text:style-name="T33">[FE1]</text:span></text:p>
        </text:list-item>
      </text:list>
      <text:p text:style-name="P8"/>
      <text:p text:style-name="P8"/>
      <text:p text:style-name="P21">FA1: O Administrador deseja listar nas tabelas as informações referentes à um Estoque.</text:p>
      <text:list xml:id="list2848904989" text:style-name="L14">
        <text:list-item>
          <text:p text:style-name="P71">[EV] O Administrador seleciona uma opção de Estoque no combobox.</text:p>
        </text:list-item>
        <text:list-item>
          <text:p text:style-name="P71">O programa preenche as tabelas com todos os registros referentes à esse(s) estoque(s).</text:p>
        </text:list-item>
        <text:list-item>
          <text:p text:style-name="P71">Retorna ao Fluxo Principal – passo 2.</text:p>
        </text:list-item>
      </text:list>
      <text:p text:style-name="P11"/>
      <text:p text:style-name="P43"><text:span text:style-name="T10">F</text:span><text:span text:style-name="T9">A2: O Administrador deseja ver mais informações de um Estoque.</text:span></text:p>
      <text:list xml:id="list4147562308" text:style-name="L15">
        <text:list-item>
          <text:p text:style-name="P72">[EV] O Administrador pressiona o botão de mais informações. [FE2]</text:p>
        </text:list-item>
        <text:list-item>
          <text:p text:style-name="P72">O programa exibe uma nova janela com todas as informações do Estoque selecionado. [FA3] [FA4]</text:p>
        </text:list-item>
      </text:list>
      <text:p text:style-name="P21"/>
      <text:p text:style-name="P21">FA3: O Administrador deseja alterar os dados de um Estoque.</text:p>
      <text:list xml:id="list78809723" text:style-name="L16">
        <text:list-item>
          <text:p text:style-name="P93">[EV] O Administrador pressiona o botão de editar informações.</text:p>
        </text:list-item>
        <text:list-item>
          <text:p text:style-name="P94">O programa torna os campos editáveis.</text:p>
        </text:list-item>
        <text:list-item>
          <text:p text:style-name="P94"><text:soft-page-break/>[EV] O Administrador altera as informações da maneira que quiser e confirma as alterações. [FE1]</text:p>
        </text:list-item>
        <text:list-item>
          <text:p text:style-name="P94">Retorona ao FA2 – passo 2.</text:p>
        </text:list-item>
      </text:list>
      <text:p text:style-name="P44">FA4: O Administrador deseja excluir um Estoque.</text:p>
      <text:list xml:id="list3643001751" text:style-name="L17">
        <text:list-item>
          <text:p text:style-name="P95">[EV] O Administrador pressiona o botão de excluir o Estoque. [FE3]</text:p>
        </text:list-item>
        <text:list-item>
          <text:p text:style-name="P95">O programa exibe um alerta perguntando se realmente deseja realizar a exclusão.</text:p>
        </text:list-item>
        <text:list-item>
          <text:p text:style-name="P95">[EV] O Administrador confirma a operação.</text:p>
        </text:list-item>
        <text:list-item>
          <text:p text:style-name="P95">O programa excluir os dados referentes à este Estoque.</text:p>
        </text:list-item>
        <text:list-item>
          <text:p text:style-name="P95">Retorna ao <text:span text:style-name="T43">Fluxo</text:span> Principal – passo 2.</text:p>
        </text:list-item>
      </text:list>
      <text:p text:style-name="P15"/>
      <text:p text:style-name="P24">FA5: O Administrador deseja realizar uma Movimentação.</text:p>
      <text:list xml:id="list3342599646" text:style-name="L18">
        <text:list-item>
          <text:p text:style-name="P73">[EV] O Administrador pressiona o botão de realizar movimentações.</text:p>
        </text:list-item>
        <text:list-item>
          <text:p text:style-name="P73">O programa exibe uma janela com as diferentes opções de Movimentação.</text:p>
        </text:list-item>
        <text:list-item>
          <text:p text:style-name="P85"><text:span text:style-name="T26">[EV] O Adm</text:span><text:span text:style-name="T28">i</text:span><text:span text:style-name="T26">nistrador pressiona seleciona a opção de Movimentação que deseja. </text:span><text:span text:style-name="T27">[FE4] [FE5]</text:span></text:p>
        </text:list-item>
        <text:list-item>
          <text:p text:style-name="P73">O programa fecha essa janela e abre um formulário para esse tipo de cadastro.</text:p>
        </text:list-item>
        <text:list-item>
          <text:p text:style-name="P96"><text:span text:style-name="T9">[EV] O Adm</text:span><text:span text:style-name="T28">i</text:span><text:span text:style-name="T9">nistrador preenche o formulário da maneira como desejar e pressiona o botão de cadastrar.FA5 – passo 3.</text:span></text:p>
        </text:list-item>
        <text:list-item>
          <text:p text:style-name="P73">O programa exibe um alerta perguntando se realmente deseja realizar o cadastro.</text:p>
        </text:list-item>
        <text:list-item>
          <text:p text:style-name="P73">[EV] O Administrador confirma o alerta. [FE1]</text:p>
        </text:list-item>
        <text:list-item>
          <text:p text:style-name="P73">O programa realiza o cadastro.</text:p>
        </text:list-item>
        <text:list-item>
          <text:p text:style-name="P73">Retorna ao Fluxo Principal – passo 2.</text:p>
        </text:list-item>
      </text:list>
      <text:p text:style-name="P24"/>
      <text:p text:style-name="P25">FA6: O Administrador deseja realizar uma busca por Movimentações.</text:p>
      <text:list xml:id="list432922596" text:style-name="L19">
        <text:list-item>
          <text:p text:style-name="P74">[EV] O Administrador pressiona o botão de busca por movimentações.</text:p>
        </text:list-item>
        <text:list-item>
          <text:p text:style-name="P74">O programa exibe uma janela com um formulário a ser preenchido.</text:p>
        </text:list-item>
        <text:list-item>
          <text:p text:style-name="P97"><text:span text:style-name="T9">[EV] O Administrador </text:span><text:span text:style-name="T29">preenche o formulário como desejar e confirma a operação.</text:span></text:p>
        </text:list-item>
        <text:list-item>
          <text:p text:style-name="P75">O programa exibe na tabela as movimentações que se adequam ao formulário preenchido.</text:p>
        </text:list-item>
        <text:list-item>
          <text:p text:style-name="P75">Retorna ao Fluxo Principal – passo 2.</text:p>
        </text:list-item>
      </text:list>
      <text:p text:style-name="P26"/>
      <text:p text:style-name="P26">FA7: O Administrador deseja ver mais informações de uma Movimentação.</text:p>
      <text:list xml:id="list2406345503" text:style-name="L20">
        <text:list-item>
          <text:p text:style-name="P76">[EV] O Administrador pressiona o botão de mais informações de uma Movimentação.</text:p>
        </text:list-item>
        <text:list-item>
          <text:p text:style-name="P76">O programa exibe uma janela com os campos referentes ao tipo de Movimentação selecionado. [FA8] [FA9]</text:p>
        </text:list-item>
      </text:list>
      <text:p text:style-name="P26"/>
      <text:p text:style-name="P26">FA8: O Administrador deseja alterar os dados de uma Movimentação.</text:p>
      <text:list xml:id="list1456459807" text:style-name="L21">
        <text:list-item>
          <text:p text:style-name="P86"><text:bookmark-start text:name="__DdeLink__641_36340330142"/><text:span text:style-name="T10">[EV] O Administrador </text:span><text:span text:style-name="T23">pressiona o botão de edição.</text:span></text:p>
        </text:list-item>
        <text:list-item>
          <text:p text:style-name="P66">[EV] O Administrador preenche os campos da maneira como desejar e confirma a edição. </text:p>
        </text:list-item>
        <text:list-item>
          <text:p text:style-name="P57">O programa exibe um alerta, perguntando se realmente deseja realizar as alterações.</text:p>
        </text:list-item>
        <text:list-item>
          <text:p text:style-name="P77">[EV] O Administrador confirma o alerta.</text:p>
        </text:list-item>
        <text:list-item>
          <text:p text:style-name="P66">O programa realiza as alterações e fecha a janela. [FE1]<text:bookmark-end text:name="__DdeLink__641_36340330142"/> <text:span text:style-name="T45">[FE6]</text:span></text:p>
        </text:list-item>
        <text:list-item>
          <text:p text:style-name="P92"><text:span text:style-name="T9">Retorna ao Fluxo Principal – passo </text:span><text:span text:style-name="T30">2</text:span><text:span text:style-name="T9">.</text:span></text:p>
        </text:list-item>
      </text:list>
      <text:p text:style-name="P13"/>
      <text:p text:style-name="P39"><text:span text:style-name="T10">FA</text:span><text:span text:style-name="T31">9</text:span><text:span text:style-name="T10">: O A</text:span><text:span text:style-name="T11">dministrador</text:span><text:span text:style-name="T10"> deseja excluir um</text:span><text:span text:style-name="T31">a Movimentação</text:span><text:span text:style-name="T10"> cadastrad</text:span><text:span text:style-name="T31">a</text:span><text:span text:style-name="T10">.</text:span></text:p>
      <text:list xml:id="list244850686" text:style-name="L22">
        <text:list-item>
          <text:p text:style-name="P58">[EV] O Administrador pressiona o botão de exclusão.</text:p>
        </text:list-item>
        <text:list-item>
          <text:p text:style-name="P87"><text:span text:style-name="T11">O programa exibe um alerta, perguntando se realmente deseja realizar a exclusão</text:span><text:span text:style-name="T31">.</text:span></text:p>
        </text:list-item>
        <text:list-item>
          <text:p text:style-name="P98"><text:span text:style-name="T23">[</text:span><text:span text:style-name="T9">EV] O Administrador confirma a exclusão.</text:span></text:p>
        </text:list-item>
        <text:list-item>
          <text:p text:style-name="P58">O programa realiza a exclusão.</text:p>
        </text:list-item>
        <text:list-item>
          <text:p text:style-name="P58"><text:span text:style-name="T11">Retorna ao Fluxo Principal – passo </text:span><text:span text:style-name="T44">2</text:span><text:span text:style-name="T11">.</text:span></text:p>
        </text:list-item>
      </text:list>
      <text:p text:style-name="P24"/>
      <text:p text:style-name="P24"><text:soft-page-break/></text:p>
      <text:p text:style-name="P15"/>
      <text:p text:style-name="P15"/>
      <text:p text:style-name="P7"><text:span text:style-name="T34">FE1: Algum campo está vazio </text:span><text:span text:style-name="T37">ou preenchido de maneira incorreta</text:span><text:span text:style-name="T34">. Retorna ao fluxo anterior na mesma etapa.</text:span></text:p>
      <text:p text:style-name="P7"/>
      <text:p text:style-name="P21">FE2: É necessário que algum estoque específico esteja selecionado para ativar o botão de mais informações. Retorna ao Fluxo Principal – passo 2.</text:p>
      <text:p text:style-name="P7"/>
      <text:p text:style-name="P38"><text:span text:style-name="T14">FE</text:span><text:span text:style-name="T25">3</text:span><text:span text:style-name="T14">: </text:span><text:span text:style-name="T25">O programa exibe um alerta dizendo que só poderá ser realizado uma exclusão se não houver nenhuma Instância de Produto relacionada ao Estoque</text:span><text:span text:style-name="T14">. Retorna ao F</text:span><text:span text:style-name="T25">A2</text:span><text:span text:style-name="T14"> – passo 2.</text:span></text:p>
      <text:p text:style-name="P18"/>
      <text:p text:style-name="P40"><text:span text:style-name="T27">FE4: É necessário que pelo menos um Estoque esteja cadastrado para realizar uma Movimentação de Entrada ou de Saída. Retorna ao </text:span><text:bookmark-start text:name="__DdeLink__676_2948790552"/><text:span text:style-name="T27">FA5 – passo 3.</text:span><text:bookmark-end text:name="__DdeLink__676_2948790552"/></text:p>
      <text:p text:style-name="P18"/>
      <text:p text:style-name="P28">F<text:span text:style-name="T39">E</text:span><text:span text:style-name="T42">5</text:span><text:span text:style-name="T39">: É necessário que pelo menos dois </text:span><text:span text:style-name="T42">E</text:span><text:span text:style-name="T39">stoques estejam cadastrados </text:span><text:span text:style-name="T42">para realizar uma Movimentação Entre Dois Estoques</text:span><text:span text:style-name="T39">. Retorna ao </text:span><text:span text:style-name="T42">FA5 – passo 3.</text:span></text:p>
      <text:p text:style-name="P28"/>
      <text:p text:style-name="P27">FE6: As Instâncias de Produto que seriam retiradas ao se fazer a alteração não estão mais no Estoque, portão não é possível realizar a edição. Retorna ao FA7 – passo 2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5T13:25:35.362689301</meta:creation-date>
    <dc:date>2020-09-16T14:38:20.169867485</dc:date>
    <meta:editing-duration>PT5H51M19S</meta:editing-duration>
    <meta:editing-cycles>25</meta:editing-cycles>
    <meta:generator>LibreOffice/6.4.6.2$Linux_X86_64 LibreOffice_project/40$Build-2</meta:generator>
    <meta:document-statistic meta:table-count="0" meta:image-count="0" meta:object-count="0" meta:page-count="5" meta:paragraph-count="136" meta:word-count="1602" meta:character-count="9719" meta:non-whitespace-character-count="8319"/>
  </office:meta>
</office:document-meta>
</file>